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港町？　ああ、この公道を進めばすぐだよ。</text:p>
          </table:table-cell>
          <table:table-cell table:number-columns-repeated="1023"/>
        </table:table-row>
        <table:table-row>
          <table:table-cell table:style-name="ce0" office:value-type="string">
            <text:p>どこへ行っても魔物ばかり・・・</text:p>
          </table:table-cell>
          <table:table-cell table:number-columns-repeated="1023"/>
        </table:table-row>
        <table:table-row>
          <table:table-cell table:style-name="ce0" office:value-type="string">
            <text:p>しばらくは安全な旅はあきらめた方がよさそう
だね。</text:p>
          </table:table-cell>
          <table:table-cell table:number-columns-repeated="1023"/>
        </table:table-row>
        <table:table-row>
          <table:table-cell table:style-name="ce0" office:value-type="string">
            <text:p>南に行けばサンライズ大橋よ。</text:p>
          </table:table-cell>
          <table:table-cell table:number-columns-repeated="1023"/>
        </table:table-row>
        <table:table-row>
          <table:table-cell table:style-name="ce0" office:value-type="string">
            <text:p>渡れば大陸の南部に行けるわ。</text:p>
          </table:table-cell>
          <table:table-cell table:number-columns-repeated="1023"/>
        </table:table-row>
        <table:table-row>
          <table:table-cell table:style-name="ce0" office:value-type="string">
            <text:p>緑あふれる公道の散歩は気持ちがいいのう！</text:p>
          </table:table-cell>
          <table:table-cell table:number-columns-repeated="1023"/>
        </table:table-row>
        <table:table-row>
          <table:table-cell table:style-name="ce0" office:value-type="string">
            <text:p>やあ、こんにちは。</text:p>
          </table:table-cell>
          <table:table-cell table:number-columns-repeated="1023"/>
        </table:table-row>
        <table:table-row>
          <table:table-cell table:style-name="ce0" office:value-type="string">
            <text:p>まあ！　その服、いったいどこで買ったの！？
なかなかのセンスだわ！</text:p>
          </table:table-cell>
          <table:table-cell table:number-columns-repeated="1023"/>
        </table:table-row>
        <table:table-row>
          <table:table-cell table:style-name="ce0" office:value-type="string">
            <text:p>疲れてきたら、オレンジジュース！
あの甘酸っぱさがクセになるね！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こ・・・このまま北へ進めば、港町という名の
　安息の地にたどり着くことが可能だ。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だがそれは同時に敗北の地でもある。
　他ならない、自分自身への。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ならば進もう。　い、いざ試練の道へ・・・
　（もじもじ・・・）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自身より沸き起こる、悪魔の誘惑・・・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それに抗い、打ち勝つことこそ、真の戦士たる
　証・・・っ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私は負けない・・・じ、自分に勝利するのだ・・・
　（もじもじ・・・そわそわ・・・）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7+02:00</meta:creation-date>
    <dc:date>2019-10-06T10:58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